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P34" style:family="paragraph" style:parent-style-name="Heading_20_4">
      <style:text-properties officeooo:rsid="0027b836" officeooo:paragraph-rsid="003de28e"/>
    </style:style>
    <style:style style:name="P35" style:family="paragraph" style:parent-style-name="Standard">
      <style:text-properties officeooo:rsid="003de28e" officeooo:paragraph-rsid="003de28e"/>
    </style:style>
    <style:style style:name="P36" style:family="paragraph" style:parent-style-name="Heading_20_4">
      <style:text-properties officeooo:rsid="00420fb5" officeooo:paragraph-rsid="00420fb5"/>
    </style:style>
    <style:style style:name="P37" style:family="paragraph" style:parent-style-name="Standard">
      <style:text-properties officeooo:rsid="00420fb5" officeooo:paragraph-rsid="00420fb5"/>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40817a"/>
    </style:style>
    <style:style style:name="T27" style:family="text">
      <style:text-properties officeooo:rsid="003cb9c7"/>
    </style:style>
    <style:style style:name="T28" style:family="text">
      <style:text-properties officeooo:rsid="003e3c49"/>
    </style:style>
    <style:style style:name="T29" style:family="text">
      <style:text-properties officeooo:rsid="003f518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require <text:span text:style-name="T26">less than</text:span> 1 GB to comfortably run the game.</text:p>
      <text:p text:style-name="P33">If the machine did not have enough RAM when running the game, <text:span text:style-name="T27">then it could crash.</text:span></text:p>
      <text:h text:style-name="P34" text:outline-level="4">Central Processing Unit (CPU)</text:h>
      <text:p text:style-name="P35"><text:span text:style-name="T28">As</text:span> <text:span text:style-name="T28">Space</text:span> is a text-adventure using minimal graphics, there aren’t many CPUs that <text:span text:style-name="T29">won</text:span>’t be able to run it. A CPU with multiple cores could be useful to run multithreaded processes, but there will not be many of these and the impact they will have will be minimal.</text:p>
      <text:h text:style-name="P36" text:outline-level="4">Secondary Storage</text:h>
      <text:p text:style-name="P37">To launch the game, the machine will require both Java 21 and the game’s executable file installed. Combined, these will take <text:soft-page-break/>up less than 1 GB, meaning it can be played on virtually any dev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7</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83</meta:editing-cycles>
    <meta:creation-date>2024-06-13T08:47:00</meta:creation-date>
    <dc:date>2024-09-08T22:35:01.532869886</dc:date>
    <meta:editing-duration>P1DT6H52M10S</meta:editing-duration>
    <meta:generator>LibreOffice/24.8.0.3$MacOSX_AARCH64 LibreOffice_project/0bdf1299c94fe897b119f97f3c613e9dca6be583</meta:generator>
    <meta:document-statistic meta:table-count="1" meta:image-count="5" meta:object-count="0" meta:page-count="17" meta:paragraph-count="173" meta:word-count="3994" meta:character-count="22763" meta:non-whitespace-character-count="18939"/>
    <meta:user-defined meta:name="AppVersion">16.0000</meta:user-defined>
    <meta:template xlink:type="simple" xlink:actuate="onRequest" xlink:title="Normal.dotm" xlink:href=""/>
  </office:meta>
</office:document-meta>
</file>